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a30" officeooo:paragraph-rsid="0000ea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ts:</text:p>
      <text:p text:style-name="P1">SMART CITIES: A SURVEY ON INTERNET OF THINGS TECHNOLOGIES IN SMART CITY APPLICATIONS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14:07:55.852253897</meta:creation-date>
    <dc:date>2020-01-15T14:08:43.949369801</dc:date>
    <meta:editing-duration>PT48S</meta:editing-duration>
    <meta:editing-cycles>1</meta:editing-cycles>
    <meta:document-statistic meta:table-count="0" meta:image-count="0" meta:object-count="0" meta:page-count="1" meta:paragraph-count="2" meta:word-count="14" meta:character-count="94" meta:non-whitespace-character-count="82"/>
    <meta:generator>LibreOffice/6.3.2.2$Linux_X86_64 LibreOffice_project/30$Build-2</meta:generator>
  </office:meta>
</office:document-meta>
</file>